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ohn and what role did he have in God’s plan? What does this story teach us about the role John had in God’s plan?</text:p>
        </text:list-item>
        <text:list-item>
          <text:p text:style-name="P1">Who is Jesus and what did he come to earth to do? What is a faithful response to God’s plan to send his Son? What does this story teach us about who Jesus is and what he came to do?</text:p>
        </text:list-item>
        <text:list-item>
          <text:p text:style-name="P1">What is real and genuine faith in God? How does the responses of the characters in this story teach us about genuine faith?</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characters can you most identify with in this story? Why do you most identify with this character?</text:p>
        </text:list-item>
        <text:list-item>
          <text:p text:style-name="P2">How is God preparing your heart to accept/trust/receive Jesus as God’s Messiah?</text:p>
        </text:list-item>
        <text:list-item>
          <text:p text:style-name="P2">How have you express genuine faith in God? What would it look like to express genuine faith in God?</text:p>
        </text:list-item>
        <text:list-item>
          <text:p text:style-name="P2">How can God use you, like John, to prepare other people to meet accept Jesus?</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3:46Z</meta:creation-date>
    <dc:date>2023-05-24T11:33:46Z</dc:date>
  </office:meta>
</office:document-meta>
</file>